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writing-mode="lr-tb"/>
    </style:style>
    <style:style style:name="P3" style:family="paragraph" style:parent-style-name="Text_20_body">
      <style:paragraph-properties fo:margin-left="8.89cm" fo:margin-right="0cm" fo:margin-top="0.115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4" style:family="paragraph" style:parent-style-name="Text_20_body">
      <style:paragraph-properties fo:margin-left="0cm" fo:margin-right="0.801cm" fo:margin-top="0.113cm" fo:margin-bottom="0cm" style:contextual-spacing="false" fo:line-height="120%" fo:text-align="end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5" style:family="paragraph" style:parent-style-name="Text_20_body">
      <style:paragraph-properties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font-size-complex="16pt" style:language-complex="hi" style:country-complex="IN"/>
    </style:style>
    <style:style style:name="P6" style:family="paragraph" style:parent-style-name="Text_20_body">
      <style:paragraph-properties fo:margin-top="0.115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language-complex="hi" style:country-complex="IN"/>
    </style:style>
    <style:style style:name="P7" style:family="paragraph" style:parent-style-name="Text_20_body">
      <style:paragraph-properties fo:margin-top="0.79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language-complex="hi" style:country-complex="IN"/>
    </style:style>
    <style:style style:name="P8" style:family="paragraph" style:parent-style-name="Text_20_body">
      <style:paragraph-properties fo:margin-top="0.122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language-complex="hi" style:country-complex="IN"/>
    </style:style>
    <style:style style:name="P9" style:family="paragraph" style:parent-style-name="Text_20_body">
      <style:paragraph-properties fo:margin-top="6.237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rsid="004233ac" officeooo:paragraph-rsid="004233ac" style:text-blinking="false" style:font-size-asian="14pt" style:language-asian="zh" style:country-asian="CN" style:font-style-asian="normal" style:font-weight-asian="bold" style:language-complex="hi" style:country-complex="IN"/>
    </style:style>
    <style:style style:name="P10" style:family="paragraph" style:parent-style-name="Text_20_body">
      <style:paragraph-properties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font-size-complex="16pt" style:language-complex="hi" style:country-complex="IN"/>
    </style:style>
    <style:style style:name="P11" style:family="paragraph" style:parent-style-name="Text_20_body">
      <style:paragraph-properties fo:margin-top="0.79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letter-kerning="true" style:text-blinking="false" style:font-name-asian="Noto Serif CJK SC" style:font-size-asian="14pt" style:language-asian="zh" style:country-asian="CN" style:font-style-asian="normal" style:font-weight-asian="bold" style:font-name-complex="Noto Sans Devanagari" style:font-size-complex="12pt" style:language-complex="hi" style:country-complex="IN"/>
    </style:style>
    <style:style style:name="P12" style:family="paragraph" style:parent-style-name="Text_20_body">
      <style:paragraph-properties fo:margin-left="2.447cm" fo:margin-right="2.401cm" fo:margin-top="0.104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3" style:family="paragraph" style:parent-style-name="Text_20_body">
      <style:paragraph-properties fo:margin-left="8.89cm" fo:margin-right="0cm" fo:margin-top="1.3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4" style:family="paragraph" style:parent-style-name="Text_20_body">
      <style:paragraph-properties fo:margin-left="8.89cm" fo:margin-right="0cm" fo:margin-top="0.115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5" style:family="paragraph" style:parent-style-name="Text_20_body">
      <style:paragraph-properties fo:margin-top="0.074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paragraph-rsid="0028c6f4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6" style:family="paragraph" style:parent-style-name="Text_20_body">
      <style:paragraph-properties fo:margin-left="8.89cm" fo:margin-right="0cm" fo:margin-top="0.115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rsid="001bc4fd" officeooo:paragraph-rsid="00252833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7" style:family="paragraph" style:parent-style-name="Text_20_body">
      <style:paragraph-properties fo:margin-left="8.89cm" fo:margin-right="0cm" fo:margin-top="0.115cm" fo:margin-bottom="0cm" style:contextual-spacing="false" fo:line-height="120%" fo:text-align="start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normal" officeooo:rsid="0028c6f4" officeooo:paragraph-rsid="0028c6f4" style:text-blinking="false" style:font-size-asian="14pt" style:language-asian="zh" style:country-asian="CN" style:font-style-asian="normal" style:font-weight-asian="normal" style:language-complex="hi" style:country-complex="IN"/>
    </style:style>
    <style:style style:name="P18" style:family="paragraph" style:parent-style-name="Text_20_body" style:master-page-name="First_20_Page">
      <style:paragraph-properties fo:text-align="center" style:justify-single-word="false" style:page-number="auto" style:writing-mode="lr-tb"/>
      <style:text-properties fo:font-variant="normal" fo:text-transform="none" fo:color="#000000" loext:opacity="100%" style:text-line-through-style="none" style:text-line-through-type="none" fo:font-size="14pt" fo:language="uk" fo:country="UA" fo:font-style="normal" style:text-underline-style="none" fo:font-weight="bold" officeooo:paragraph-rsid="00252833" style:text-blinking="false" style:font-size-asian="14pt" style:language-asian="zh" style:country-asian="CN" style:font-style-asian="normal" style:font-weight-asian="bold" style:font-size-complex="16pt" style:language-complex="hi" style:country-complex="IN"/>
    </style:style>
    <style:style style:name="P19" style:family="paragraph" style:parent-style-name="Text_20_body">
      <style:paragraph-properties fo:text-align="justify" style:justify-single-word="false" fo:break-before="page"/>
      <style:text-properties fo:language="uk" fo:country="UA" fo:font-weight="normal" officeooo:rsid="00383dd6" officeooo:paragraph-rsid="0038ec4c" style:language-asian="zh" style:country-asian="CN" style:font-weight-asian="normal" style:language-complex="hi" style:country-complex="IN" style:font-weight-complex="normal"/>
    </style:style>
    <style:style style:name="T1" style:family="text">
      <style:text-properties officeooo:rsid="0016ba21"/>
    </style:style>
    <style:style style:name="T2" style:family="text">
      <style:text-properties officeooo:rsid="00194894"/>
    </style:style>
    <style:style style:name="T3" style:family="text">
      <style:text-properties officeooo:rsid="001bc4fd"/>
    </style:style>
    <style:style style:name="T4" style:family="text">
      <style:text-properties officeooo:rsid="001cb0b8"/>
    </style:style>
    <style:style style:name="T5" style:family="text">
      <style:text-properties officeooo:rsid="0028c6f4"/>
    </style:style>
    <style:style style:name="T6" style:family="text">
      <style:text-properties officeooo:rsid="00431bfc"/>
    </style:style>
    <style:style style:name="T7" style:family="text">
      <style:text-properties officeooo:rsid="0045c5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0">КИЇВСЬКИЙ НАЦІОНАЛЬНИЙ УНІВЕРСИТЕТ</text:p>
      <text:p text:style-name="P6">ІМЕНІ ТАРАСА ШЕВЧЕНКА</text:p>
      <text:p text:style-name="P7">ФАКУЛЬТЕТ ІНФОРМАЦІЙНИХ ТЕХНОЛОГІЙ</text:p>
      <text:p text:style-name="P11">КАФЕДРА ІНТЕЛЕКТ<text:span text:style-name="T1">У</text:span>АЛЬНИХ ТЕХНОЛОГІЙ</text:p>
      <text:p text:style-name="P9"><text:span text:style-name="T6">Лабораторна робота</text:span> № <text:span text:style-name="T7">7</text:span></text:p>
      <text:p text:style-name="P12">з дисципліни «<text:span text:style-name="T7">Об’єктно-орієнтоване програмування</text:span>»</text:p>
      <text:p text:style-name="P15">Тема роботи: «<text:span text:style-name="T7">Інтерфейси Java</text:span>»</text:p>
      <text:p text:style-name="P8"/>
      <text:p text:style-name="P13">Виконав студент</text:p>
      <text:p text:style-name="P14">групи <text:span text:style-name="T3">КН-22</text:span></text:p>
      <text:p text:style-name="P16">Іванченко Володимир Андрійович</text:p>
      <text:p text:style-name="P3"/>
      <text:p text:style-name="P14">Перевір<text:span text:style-name="T4">и</text:span><text:span text:style-name="T5">ла</text:span>:</text:p>
      <text:p text:style-name="P17">доц. Красовська Ганна Валеріївна</text:p>
      <text:p text:style-name="P4"/>
      <text:p text:style-name="P4"/>
      <text:p text:style-name="P4"/>
      <text:p text:style-name="P4"/>
      <text:p text:style-name="P5">Київ – 20<text:span text:style-name="T2">22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ru" fo:country="RU" style:letter-kerning="true" style:font-name-asian="Noto Serif CJK SC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true" style:font-name-asian="Noto Serif CJK SC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fo:font-size="14pt" fo:language="uk" fo:country="UA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6pt" style:font-name-asian="Noto Sans CJK SC" style:font-family-asian="'Noto Sans CJK SC'" style:font-family-generic-asian="system" style:font-pitch-asian="variable" style:font-size-asian="16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language="uk" fo:country="UA" fo:font-style="normal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igure" style:family="paragraph" style:parent-style-name="Caption" style:default-outline-level="" style:class="extra"/>
    <style:style style:name="Table_20_of_20_Figures" style:display-name="Table of Figures" style:family="paragraph" style:parent-style-name="Caption" style:default-outline-level=""/>
    <style:style style:name="Frame_20_contents" style:display-name="Fram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 style:writing-mode="lr-tb"/>
    </style:style>
    <style:page-layout style:name="Mpm1">
      <style:page-layout-properties fo:page-width="21.001cm" fo:page-height="29.7cm" style:num-format="1" style:print-orientation="portrait" fo:margin-top="2.007cm" fo:margin-bottom="2.007cm" fo:margin-left="2.007cm" fo:margin-right="2.007cm" fo:border="none" fo:padding="0.035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956cm" fo:margin-bottom="1.956cm" fo:margin-left="1.956cm" fo:margin-right="1.956cm" fo:border="0.26pt solid #000000" fo:padding="0.0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2cm" fo:margin-bottom="2.2cm" fo:margin-left="2.2cm" fo:margin-right="2.101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61cm" fo:margin-left="0cm" fo:margin-right="0cm" fo:margin-bottom="1.36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2"><text:page-number text:select-page="current">0</text:page-number></text:p>
        <text:p text:style-name="MP2"/>
        <text:p text:style-name="MP2"/>
      </style:header>
    </style:master-page>
    <style:master-page style:name="Converted2" style:page-layout-name="Mpm3" draw:style-name="Mdp1">
      <style:header>
        <text:p text:style-name="MP2"><text:page-number text:select-page="current">0</text:page-number></text:p>
        <text:p text:style-name="MP2"/>
        <text:p text:style-name="MP2"/>
      </style:header>
    </style:master-page>
    <style:master-page style:name="Converted3" style:page-layout-name="Mpm3" draw:style-name="Mdp1">
      <style:header>
        <text:p text:style-name="MP2"><text:page-number text:select-page="current">0</text:page-number></text:p>
        <text:p text:style-name="MP2"/>
        <text:p text:style-name="MP2"/>
      </style:header>
    </style:master-page>
    <style:master-page style:name="Converted4" style:page-layout-name="Mpm3" draw:style-name="Mdp1">
      <style:header>
        <text:p text:style-name="MP2"><text:page-number text:select-page="current">0</text:page-number></text:p>
        <text:p text:style-name="MP2"/>
        <text:p text:style-name="MP2"/>
      </style:header>
    </style:master-page>
    <style:master-page style:name="Converted5" style:page-layout-name="Mpm3" draw:style-name="Mdp1">
      <style:header>
        <text:p text:style-name="MP2"><text:page-number text:select-page="current">0</text:page-number></text:p>
        <text:p text:style-name="MP2"/>
        <text:p text:style-name="MP2"/>
      </style:header>
    </style:master-page>
    <style:master-page style:name="Index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21:39:38</meta:creation-date>
    <dc:language>ru-RU</dc:language>
    <dc:date>2022-01-29T00:10:18.693941889</dc:date>
    <meta:editing-cycles>29</meta:editing-cycles>
    <meta:editing-duration>PT12H11M57S</meta:editing-duration>
    <meta:generator>LibreOffice/7.4.3.2$Linux_X86_64 LibreOffice_project/40$Build-2</meta:generator>
    <meta:document-statistic meta:table-count="0" meta:image-count="0" meta:object-count="0" meta:page-count="2" meta:paragraph-count="19" meta:word-count="44" meta:character-count="340" meta:non-whitespace-character-count="314"/>
  </office:meta>
</office:document-meta>
</file>